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master-page-name="Standard">
      <style:paragraph-properties style:page-number="auto"/>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m Rahmen der Entwicklung von immer leistungsfähigeren Systemen für das automatische Beweisen von mathematischen Aussagen ist Christoph Benzmüller, Wissenschaftler an der FU Berlin im Dahlem Center for Intelligent Systems, in Kooperation mit Bruno Woltzenlogel Paleo von der TU Wien gelungen, die logische Korrektheit eines Gottesbeweises von Kurt Gödel (1906-1978) mit höchster mathematischer Präzision zu überprüfen und zu bestätigen. Die Widerspruchsfreiheit der Grundannahmen von Gödel konnte dabei vom Computer belegt werden. Zudem konnten die Wissenschaftler zeigen: die nicht triviale Beweisführung kann vom Computer größtenteils vollautomatisch erzeugt werden. Das hatten die beiden Wissenschaftler nicht erwartet, da die von Gödel verwendete Logik bisher als zu komplex und schwierig für eine Automatisierung galt. Jenseits des Einsatzes von Theorembeweisern in der Philosophie bzw. Mathematik, könnten solche Systeme in der Zukunft bei Dialogsystemen eingesetzt werden, so dass der Computer menschliche Argumentationsmuster verstehen und sogar ergänzen kann.</text:span></text:p>
      <text:p text:style-name="P1"/>
      <text:p text:style-name="Standard"><text:span text:style-name="T1">Kurt Gödels mathematisierter Gottesbeweis wurde nach seinem Tod veröffentlicht. Es gehört zur Klasse der ontologischen Beweise, die eine lange Tradition in der Philosophie haben. Als Konstruktionen des reinen Denkens wurden und werden sie seither sehr kontrovers in der Fachwelt diskutiert. Ausgehend von abstrakten Begriffen, die von der Erfahrung abstrahieren, wird in einem ontologischen Gottesbeweis mithilfe einer logischen Argumentation die Existenz Gottes aus wenigen Grundannahmen (Axiomen) gefolgert. Umgekehrt kann man sagen, dass die Existenz Gottes auf die Stichhaltigkeit der Axiome und abstrakten Begriffe reduziert wird.</text:span></text:p>
      <text:p text:style-name="P1"/>
      <text:p text:style-name="Standard"><text:span text:style-name="T1">Bekannte Philosophen haben sich intensiv mit ontologischen Gottesbeweisen beschäftigt, unter anderem St. Anselm, Descartes, Leibniz und Kant. <text:s/>Bei solchen Beweisen sind zwei Fragen wichtig: (A) Sind die jeweiligen Grundannahmen gültig und sinnvoll gewählt? <text:s/>(B) Ist die logische Argumentationskette tatsächlich fehlerfei? Die Beschäftigung mit Frage (A) ist Aufgabe der Philosophie bzw. Theologie, und ontologische Gottesbeweise wurden in diesem Punkt (oft zurecht) heftigst kritisiert. Die Beschäftigung mit Frage (B) ist Aufgabe der mathematischen bzw. philosophischen Logik. Insbesondere für Gödels Gottesbeweis gilt aber, dass der verwendete Logikformalismus und die Gödelsche Beweisführung nicht trivial sind. Die Analyse der logischen Aspekte erfolgte bisher ausschließlich mit Papier und Bleistift, und das ist bekanntlich sehr mühsam und fehleranfällig.</text:span></text:p>
      <text:p text:style-name="P1"/>
      <text:p text:style-name="Standard"><text:span text:style-name="T1">Der von Gödel verwendete "Logikformalismus" (eine so genannte höherstufige Modallogik, die Begriffe wie „notwendig“ und „möglich“ verwendet) galt bisher als zu komplex und schwierig um ihn auf dem Computer abzubilden und dort zu automatisieren. Verfügbare Theorembeweiser basieren zumeist auf weitaus einfacheren Formalismen.</text:span></text:p>
      <text:p text:style-name="P1"/>
      <text:p text:style-name="Standard"><text:span text:style-name="T1">Um diese Problematik zu umgehen wendeten die Wissenschaftler eine</text:span></text:p>
      <text:p text:style-name="Standard"><text:span text:style-name="T1">Methode an, der es ihnen ermöglichte Gödel's höherstufige Modallogik mithilfe</text:span></text:p>
      <text:p text:style-name="Standard"><text:span text:style-name="T1">bereits existierender Theorembeweiser zu automatisieren. Dieser Trick</text:span></text:p>
      <text:p text:style-name="Standard"><text:span text:style-name="T1">beruht wiederum auf theoretischen Arbeiten von Benzmüller und Larry</text:span></text:p>
      <text:p text:style-name="Standard"><text:span text:style-name="T1">Paulson von der University of Cambridge, UK. <text:s/>Für die klassische Logik höherer Stufe wurden in den letzten beiden Jahrzehnten mehrere Theorembeweiser entwickelt und</text:span></text:p>
      <text:p text:style-name="Standard"><text:span text:style-name="T1">diese konnten nun in der Arbeit von Benzmüller und Woltzenlogel Paleo erfolgreich eingesetzt werden. Auch Benzmüller's eigener Theorembeweiser, LEO-II, kam dabei zum Einsatz.</text:span></text:p>
      <text:p text:style-name="P1"/>
      <text:p text:style-name="Standard"><text:span text:style-name="T1">Die beiden Wissenschaftler wollen Gödel's Beweis nun weiter untersuchen und dabei auch auf jüngere Arbeiten eingehen, die tiefere logische Aspekte an Gödel's Arbeit kritisieren. Auch andere ontologische Gottesbeweise wollen sie in der Zukunft mit ihrer</text:span></text:p>
      <text:p text:style-name="Standard"><text:span text:style-name="T1">Methode auf ihre logische Stichhaltigkeit überprüfen. Logikformalismus und Grundannahmen können dabei dann als veränderbare Parameter aufgefasst werden und mit diesen Parametern wollen die Wissenschaftler dann im Theorembeweiser experimentieren, um neue Einsichten zur logischen Struktur der Argumente zu gewinnen. In dieser Hinsicht ergeben sich nach der Überzeugung der Wissenschaftler interessante Perspektiven für eine Computer-assistierte theoretische Philosophie bzw. Metaphysik, im Sinne der Überprüfung der Stichhaltigkeit von Schlussfolgerungen aus Grundannahmen.</text:span></text:p>
      <text:p text:style-name="P1"/>
      <text:p text:style-name="Standard"><text:soft-page-break/><text:span text:style-name="T1">Die Uralte Frage nach der Existenz Gottes bleibt natürlich unbeantwortet und ist abhängig von Sinnhaftigkeit und Realitätsbezug der gewählten Grundannahmen. Gödels Argumentationskette ist jedoch </text:span><text:bookmark text:name="_GoBack"/><text:span text:style-name="T1">nachweisbar korrekt – so viel hat der Computer nun gezeigt.</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Arial Unicode MS"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P</meta:initial-creator>
    <dc:creator>Christoph Benzmüller</dc:creator>
    <meta:editing-cycles>4</meta:editing-cycles>
    <meta:creation-date>2013-08-29T08:48:00</meta:creation-date>
    <dc:date>2013-08-29T12:10:15</dc:date>
    <meta:editing-duration>PT36M24S</meta:editing-duration>
    <meta:generator>OpenOffice/4.0.0$Unix OpenOffice.org_project/400m3$Build-9702</meta:generator>
    <meta:document-statistic meta:table-count="0" meta:image-count="0" meta:object-count="0" meta:page-count="2" meta:paragraph-count="13" meta:word-count="594" meta:character-count="4583"/>
    <meta:user-defined meta:name="AppVersion">14.0000</meta:user-defined>
    <meta:user-defined meta:name="Company">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